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1c76" officeooo:paragraph-rsid="00031c76"/>
    </style:style>
    <style:style style:name="P2" style:family="paragraph" style:parent-style-name="Standard">
      <style:text-properties fo:font-weight="bold" officeooo:rsid="00031c76" officeooo:paragraph-rsid="00031c76" style:font-weight-asian="bold" style:font-weight-complex="bold"/>
    </style:style>
    <style:style style:name="P3" style:family="paragraph" style:parent-style-name="Standard">
      <style:text-properties fo:font-weight="normal" officeooo:rsid="00031c76" officeooo:paragraph-rsid="00031c76" style:font-weight-asian="normal" style:font-weight-complex="normal"/>
    </style:style>
    <style:style style:name="P4" style:family="paragraph" style:parent-style-name="Standard">
      <style:text-properties fo:font-weight="bold" officeooo:rsid="00031c76" officeooo:paragraph-rsid="00031c76" style:font-weight-asian="bold" style:font-weight-complex="bold"/>
    </style:style>
    <style:style style:name="P5" style:family="paragraph" style:parent-style-name="Standard">
      <style:text-properties fo:font-weight="bold" officeooo:rsid="00040e49" officeooo:paragraph-rsid="00040e49" style:font-weight-asian="bold" style:font-weight-complex="bold"/>
    </style:style>
    <style:style style:name="P6" style:family="paragraph" style:parent-style-name="Standard">
      <style:text-properties fo:font-weight="normal" officeooo:rsid="00031c76" officeooo:paragraph-rsid="00031c76" style:font-weight-asian="normal" style:font-weight-complex="norm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 on commit 6c28ec1e62e1bdb79ae636c1fda28ff68de5cdd2</text:p>
      <text:p text:style-name="P1"/>
      <text:p text:style-name="P1">“Working area plot for all three R functions”</text:p>
      <text:p text:style-name="P1"/>
      <text:p text:style-name="P1">What was done here was not exactly what equation 64 is asking for. There were two major parts. <text:line-break/></text:p>
      <text:p text:style-name="P2">Implementing R functions</text:p>
      <text:p text:style-name="P3"/>
      <text:p text:style-name="P3">The equations for the other two R functions were added to the function r_funcs.m. Right now, these equations are referencing the classical scale factor arrays, though they are general, and can be easily modified to accept quantum-corrected arrays. <text:line-break/><text:line-break/><text:span text:style-name="T1">Calculating New Area</text:span></text:p>
      <text:p text:style-name="P2"/>
      <text:p text:style-name="P3">This is the part that is not exactly done correctly. Currently, the area from the first integral is added to the area from the second integral, which is added to the area from the third integral. This area is returned and plotted. <text:line-break/><text:line-break/>The correct behavior has coefficients on each of the integrals that depend on the scale factor. These needed to be handled separately before the areas can be simply added to each other. This is necessary before they can be used to calculate the next Runge-Kutta step involved in getting the quantum-corrected scale factor. </text:p>
      <text:p text:style-name="P3"/>
      <text:p text:style-name="P5">It should be noted that on this same day, this was fixed. Now, the area plot consists of contributions from the three integrals, each scaled by their own coefficient, current based on the classical scale factor arr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1:53:14.442705000</meta:creation-date>
    <dc:date>2016-04-08T12:16:34.048818000</dc:date>
    <meta:editing-duration>PT4M47S</meta:editing-duration>
    <meta:editing-cycles>2</meta:editing-cycles>
    <meta:generator>LibreOffice/5.0.4.2$MacOSX_X86_64 LibreOffice_project/2b9802c1994aa0b7dc6079e128979269cf95bc78</meta:generator>
    <meta:document-statistic meta:table-count="0" meta:image-count="0" meta:object-count="0" meta:page-count="1" meta:paragraph-count="7" meta:word-count="206" meta:character-count="1264" meta:non-whitespace-character-count="1057"/>
  </office:meta>
</office:document-meta>
</file>